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Vgs 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Ganho</text:p>
          </table:table-cell>
          <table:table-cell table:number-columns-repeated="2"/>
          <table:table-cell office:value-type="string" calcext:value-type="string">
            <text:p>Vout</text:p>
          </table:table-cell>
          <table:table-cell table:style-name="Default" office:value-type="string" calcext:value-type="string">
            <text:p>Ro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q =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3]*[.L3]" office:value-type="float" office:value="-6.55213355927166" calcext:value-type="float">
            <text:p>-6,5521335593</text:p>
          </table:table-cell>
          <table:table-cell table:formula="of:=[.I3]/[.D3]" office:value-type="float" office:value="-3.66895416850194" calcext:value-type="float">
            <text:p>-3,6689541685</text:p>
          </table:table-cell>
          <table:table-cell table:number-columns-repeated="2"/>
          <table:table-cell table:formula="of:=(-414.00199*10^-6)*[.D3]*[.L3]" office:value-type="float" office:value="-6.55213355927166" calcext:value-type="float">
            <text:p>-6,5521335593</text:p>
          </table:table-cell>
          <table:table-cell office:value-type="float" office:value="77886.2465081916" calcext:value-type="float">
            <text:p>77886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3]*[.C3]/([.J3]+[.C3])" office:value-type="float" office:value="8862.16553814618" calcext:value-type="float">
            <text:p>8862,1655381462</text:p>
          </table:table-cell>
        </table:table-row>
        <table:table-row table:style-name="ro1">
          <table:table-cell table:formula="of:=9.2*10^-6+([.A3]*0.1)" office:value-type="float" office:value="0.00001012" calcext:value-type="float">
            <text:p>0,0000101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4]*[.L4]" office:value-type="float" office:value="-6.5521431311266" calcext:value-type="float">
            <text:p>-6,5521431311</text:p>
          </table:table-cell>
          <table:table-cell table:formula="of:=[.I4]/[.D4]" office:value-type="float" office:value="-3.66895952838918" calcext:value-type="float">
            <text:p>-3,6689595284</text:p>
          </table:table-cell>
          <table:table-cell table:number-columns-repeated="2"/>
          <table:table-cell table:formula="of:=(-414.00199*10^-6)*[.D4]*[.L4]" office:value-type="float" office:value="-6.5521431311266" calcext:value-type="float">
            <text:p>-6,5521431311</text:p>
          </table:table-cell>
          <table:table-cell office:value-type="float" office:value="77887.2465081916" calcext:value-type="float">
            <text:p>77887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4]*[.C4]/([.J4]+[.C4])" office:value-type="float" office:value="8862.1784846715" calcext:value-type="float">
            <text:p>8862,1784846715</text:p>
          </table:table-cell>
        </table:table-row>
        <table:table-row table:style-name="ro1">
          <table:table-cell table:formula="of:=(9.2*10^-6)-([.A3]*0.1)" office:value-type="float" office:value="0.00000828" calcext:value-type="float">
            <text:p>0,00000828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5]*[.L5]" office:value-type="float" office:value="-6.55215270276372" calcext:value-type="float">
            <text:p>-6,5521527028</text:p>
          </table:table-cell>
          <table:table-cell table:formula="of:=[.I5]/[.D5]" office:value-type="float" office:value="-3.66896488815446" calcext:value-type="float">
            <text:p>-3,6689648882</text:p>
          </table:table-cell>
          <table:table-cell table:number-columns-repeated="2"/>
          <table:table-cell table:formula="of:=(-414.00199*10^-6)*[.D5]*[.L5]" office:value-type="float" office:value="-6.55215270276372" calcext:value-type="float">
            <text:p>-6,5521527028</text:p>
          </table:table-cell>
          <table:table-cell office:value-type="float" office:value="77888.2465081916" calcext:value-type="float">
            <text:p>77888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5]*[.C5]/([.J5]+[.C5])" office:value-type="float" office:value="8862.1914309022" calcext:value-type="float">
            <text:p>8862,1914309022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+([.B3]*0.1)" office:value-type="float" office:value="0.00000165" calcext:value-type="float">
            <text:p>0,0000016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6]*[.L6]" office:value-type="float" office:value="-6.55216227418303" calcext:value-type="float">
            <text:p>-6,5521622742</text:p>
          </table:table-cell>
          <table:table-cell table:formula="of:=[.I6]/[.D6]" office:value-type="float" office:value="-3.66897024779777" calcext:value-type="float">
            <text:p>-3,6689702478</text:p>
          </table:table-cell>
          <table:table-cell table:number-columns-repeated="2"/>
          <table:table-cell table:formula="of:=(-414.00199*10^-6)*[.D6]*[.L6]" office:value-type="float" office:value="-6.55216227418303" calcext:value-type="float">
            <text:p>-6,5521622742</text:p>
          </table:table-cell>
          <table:table-cell office:value-type="float" office:value="77889.2465081916" calcext:value-type="float">
            <text:p>77889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6]*[.C6]/([.J6]+[.C6])" office:value-type="float" office:value="8862.2043768383" calcext:value-type="float">
            <text:p>8862,2043768383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-([.A3]*0.1)" office:value-type="float" office:value="0.00000058" calcext:value-type="float">
            <text:p>0,00000058</text:p>
          </table:table-cell>
          <table:table-cell table:formula="of:=10*10^3+([.C6]*0.1)" office:value-type="float" office:value="11000" calcext:value-type="float">
            <text:p>11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7]*[.L7]" office:value-type="float" office:value="-7.12630714171765" calcext:value-type="float">
            <text:p>-7,1263071417</text:p>
          </table:table-cell>
          <table:table-cell table:formula="of:=[.I7]/[.D7]" office:value-type="float" office:value="-3.99047028835849" calcext:value-type="float">
            <text:p>-3,9904702884</text:p>
          </table:table-cell>
          <table:table-cell table:number-columns-repeated="2"/>
          <table:table-cell table:formula="of:=(-414.00199*10^-6)*[.D7]*[.L7]" office:value-type="float" office:value="-7.12630714171765" calcext:value-type="float">
            <text:p>-7,1263071417</text:p>
          </table:table-cell>
          <table:table-cell office:value-type="float" office:value="77890.2465081916" calcext:value-type="float">
            <text:p>77890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7]*[.C7]/([.J7]+[.C7])" office:value-type="float" office:value="9638.77079034932" calcext:value-type="float">
            <text:p>9638,7707903493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-([.C6]*0.1)" office:value-type="float" office:value="9000" calcext:value-type="float">
            <text:p>9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8]*[.L8]" office:value-type="float" office:value="-5.96482929704905" calcext:value-type="float">
            <text:p>-5,964829297</text:p>
          </table:table-cell>
          <table:table-cell table:formula="of:=[.I8]/[.D8]" office:value-type="float" office:value="-3.34008535018986" calcext:value-type="float">
            <text:p>-3,3400853502</text:p>
          </table:table-cell>
          <table:table-cell table:number-columns-repeated="2"/>
          <table:table-cell table:formula="of:=(-414.00199*10^-6)*[.D8]*[.L8]" office:value-type="float" office:value="-5.96482929704905" calcext:value-type="float">
            <text:p>-5,964829297</text:p>
          </table:table-cell>
          <table:table-cell office:value-type="float" office:value="77891.2465081916" calcext:value-type="float">
            <text:p>77891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8]*[.C8]/([.J8]+[.C8])" office:value-type="float" office:value="8067.80023011451" calcext:value-type="float">
            <text:p>8067,8002301145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" office:value-type="float" office:value="1.7858314" calcext:value-type="float">
            <text:p>1,7858314</text:p>
          </table:table-cell>
          <table:table-cell table:formula="of:==(-414.00199*10^-6)*[.D9]*[.L9]" office:value-type="float" office:value="-6.55219098713417" calcext:value-type="float">
            <text:p>-6,5521909871</text:p>
          </table:table-cell>
          <table:table-cell table:formula="of:=[.I9]/[.D9]" office:value-type="float" office:value="-3.66898632599593" calcext:value-type="float">
            <text:p>-3,668986326</text:p>
          </table:table-cell>
          <table:table-cell table:number-columns-repeated="2"/>
          <table:table-cell table:formula="of:=(-414.00199*10^-6)*[.D9]*[.L9]" office:value-type="float" office:value="-6.55219098713417" calcext:value-type="float">
            <text:p>-6,5521909871</text:p>
          </table:table-cell>
          <table:table-cell office:value-type="float" office:value="77892.2465081916" calcext:value-type="float">
            <text:p>77892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9]*[.C9]/([.J9]+[.C9])" office:value-type="float" office:value="8862.24321287908" calcext:value-type="float">
            <text:p>8862,2432128791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+([.D8]*0.1)" office:value-type="float" office:value="1.96441454" calcext:value-type="float">
            <text:p>1,96441454</text:p>
          </table:table-cell>
          <table:table-cell table:formula="of:==(-414.00199*10^-6)*[.D10]*[.L10]" office:value-type="float" office:value="-7.20742061345054" calcext:value-type="float">
            <text:p>-7,2074206135</text:p>
          </table:table-cell>
          <table:table-cell table:formula="of:=[.I10]/[.D10]" office:value-type="float" office:value="-3.66899168515142" calcext:value-type="float">
            <text:p>-3,6689916852</text:p>
          </table:table-cell>
          <table:table-cell table:number-columns-repeated="2"/>
          <table:table-cell table:formula="of:=(-414.00199*10^-6)*[.D10]*[.L10]" office:value-type="float" office:value="-7.20742061345054" calcext:value-type="float">
            <text:p>-7,2074206135</text:p>
          </table:table-cell>
          <table:table-cell office:value-type="float" office:value="77893.2465081916" calcext:value-type="float">
            <text:p>77893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10]*[.C10]/([.J10]+[.C10])" office:value-type="float" office:value="8862.25615763687" calcext:value-type="float">
            <text:p>8862,2561576369</text:p>
          </table:table-cell>
        </table:table-row>
        <table:table-row table:style-name="ro1"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1.7858314-([.D7]*0.1)" office:value-type="float" office:value="1.60724826" calcext:value-type="float">
            <text:p>1,60724826</text:p>
          </table:table-cell>
          <table:table-cell table:formula="of:==(-414.00199*10^-6)*[.D11]*[.L11]" office:value-type="float" office:value="-5.89698911521141" calcext:value-type="float">
            <text:p>-5,8969891152</text:p>
          </table:table-cell>
          <table:table-cell table:formula="of:=[.I11]/[.D11]" office:value-type="float" office:value="-3.66899704418495" calcext:value-type="float">
            <text:p>-3,6689970442</text:p>
          </table:table-cell>
          <table:table-cell table:number-columns-repeated="2"/>
          <table:table-cell table:formula="of:=(-414.00199*10^-6)*[.D11]*[.L11]" office:value-type="float" office:value="-5.89698911521141" calcext:value-type="float">
            <text:p>-5,8969891152</text:p>
          </table:table-cell>
          <table:table-cell office:value-type="float" office:value="77894.2465081916" calcext:value-type="float">
            <text:p>77894,2465081916</text:p>
          </table:table-cell>
          <table:table-cell table:formula="of:=10*10^3" office:value-type="float" office:value="10000" calcext:value-type="float">
            <text:p>10000</text:p>
          </table:table-cell>
          <table:table-cell table:formula="of:=[.J11]*[.C11]/([.J11]+[.C11])" office:value-type="float" office:value="8862.2691021001" calcext:value-type="float">
            <text:p>8862,269102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22:08:19.366065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22:46:22.598406186</dc:date>
    <meta:editing-duration>PT59M40S</meta:editing-duration>
    <meta:editing-cycles>6</meta:editing-cycles>
    <meta:generator>LibreOffice/5.1.6.2$Linux_X86_64 LibreOffice_project/10m0$Build-2</meta:generator>
    <meta:document-statistic meta:table-count="1" meta:cell-count="100" meta:object-count="0"/>
  </office:meta>
</office:document-meta>
</file>